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9B00000125A0BE34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cm" svg:height="7.751cm" svg:x="12.9cm" svg:y="-8.5cm">
          <draw:image xlink:href="Pictures/100002000000009B00000125A0BE34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1S</meta:editing-duration>
    <meta:editing-cycles>3</meta:editing-cycles>
    <meta:generator>OpenOffice/4.1.6$Win32 OpenOffice.org_project/416m1$Build-9790</meta:generator>
    <dc:date>2022-05-07T16:13:04.11</dc:date>
    <meta:document-statistic meta:object-count="24"/>
  </office:meta>
</office:document-meta>
</file>